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22pt" officeooo:paragraph-rsid="00201403" style:font-size-asian="22pt" style:font-size-complex="22pt"/>
    </style:style>
    <style:style style:name="P2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22pt" officeooo:rsid="00201403" officeooo:paragraph-rsid="00201403" style:font-size-asian="22pt" style:font-size-complex="22pt"/>
    </style:style>
    <style:style style:name="P3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22pt" officeooo:rsid="00220094" officeooo:paragraph-rsid="00220094" style:font-size-asian="22pt" style:font-size-complex="22pt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fo:color="#ff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fo:color="#ff0000" style:font-name="Times New Roman" fo:font-size="13pt" fo:font-weight="bold" officeooo:rsid="00146bb1" style:font-name-asian="Times New Roman1" style:font-size-asian="13pt" style:font-weight-asian="bold" style:font-name-complex="Times New Roman1" style:font-size-complex="13pt"/>
    </style:style>
    <style:style style:name="T5" style:family="text">
      <style:text-properties fo:color="#ff0000" style:font-name="Times New Roman" fo:font-weight="bold" style:font-name-asian="Times New Roman1" style:font-weight-asian="bold" style:font-name-complex="Times New Roman1"/>
    </style:style>
    <style:style style:name="T6" style:family="text">
      <style:text-properties fo:color="#ff0000" style:font-name="Times New Roman" fo:font-weight="bold" officeooo:rsid="00146bb1" style:font-name-asian="Times New Roman1" style:font-weight-asian="bold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0590231" text:style-name="WWNum2">
        <text:list-item>
          <text:p text:style-name="P1"><text:span text:style-name="T2">Возраст участников в лагерях и финальном Фестивале в Бишкеке: 10-40 лет. Если финалист(ы) несовершеннолетний, отправляющая сторона должна продумать сопровождение на финал.</text:span></text:p>
        </text:list-item>
        <text:list-item>
          <text:p text:style-name="P1"><text:span text:style-name="T2">В лагеря также можно принимать участников начинающего уровна, но для финала отбирать самых конкурентноспособных.</text:span></text:p>
        </text:list-item>
        <text:list-item>
          <text:p text:style-name="P1"><text:span text:style-name="T6">Также могут приниматься заявки от небольших групп.</text:span></text:p>
        </text:list-item>
        <text:list-item>
          <text:p text:style-name="P2"><text:span text:style-name="T6">П</text:span><text:span text:style-name="T5">рийти со своим ноутбуком.</text:span></text:p>
        </text:list-item>
        <text:list-item>
          <text:p text:style-name="P3"><text:span text:style-name="T5">Ответственность за детей и личные вещи не отвечаем.</text:span></text:p>
          <text:p text:style-name="P3"><text:span text:style-name="T5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57:34.417673222</meta:creation-date>
    <dc:date>2019-09-18T14:38:48.638757965</dc:date>
    <meta:editing-duration>PT20M1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0" meta:character-count="417" meta:non-whitespace-character-count="367"/>
  </office:meta>
</office:document-meta>
</file>